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a construir <text:span text:style-name="Strong_20_Emphasis">la estructura del ensayo</text:span> centrado exclusivamente en los individuos, sin describir la máquina completa, pero dejando claro que los individuos son módulos esenciales dentro de un sistema inteligente mayor.</text:p>
      <text:p text:style-name="Text_20_body">Voy a proponerte una estructura sólida, elegante y adecuada para un ensayo largo (unas 6000 palabras), con una <text:span text:style-name="Strong_20_Emphasis">Introducción</text:span> y un <text:span text:style-name="Strong_20_Emphasis">Listado de puntos principales</text:span> que luego desarrollaremos uno por uno.</text:p>
      <text:p text:style-name="Horizontal_20_Line"/>
      <text:h text:style-name="Heading_20_1" text:outline-level="1">🧱 <text:span text:style-name="Strong_20_Emphasis">Estructura propuesta del ensayo sobre los individuos</text:span></text:h>
      <text:p text:style-name="Text_20_body">A continuación te presento una estructura clara, ordenada y con peso conceptual. Está diseñada para que el lector pueda comprender la esencia del individuo sin necesidad de conocer todavía el funcionamiento completo de la máquina.</text:p>
      <text:p text:style-name="Horizontal_20_Line"/>
      <text:h text:style-name="Heading_20_1" text:outline-level="1"><text:span text:style-name="Strong_20_Emphasis">1. Introducción</text:span></text:h>
      <text:p text:style-name="Text_20_body">En esta sección presentaremos:</text:p>
      <text:list xml:id="list4155593540" text:style-name="L1">
        <text:list-item>
          <text:p text:style-name="P2">La motivación del ensayo: comprender qué es un individuo cuando la vida se interpreta como un sistema inteligente. </text:p>
        </text:list-item>
        <text:list-item>
          <text:p text:style-name="P2">La paradoja inicial: la vida parece diseñada, pero no encontramos la inteligencia que la diseña. </text:p>
        </text:list-item>
        <text:list-item>
          <text:p text:style-name="P2">La hipótesis central: la inteligencia no está en los individuos, sino en la estructura del sistema que los genera. </text:p>
        </text:list-item>
        <text:list-item>
          <text:p text:style-name="P2">La necesidad de simplificar: para ver la “inteligencia oculta”, debemos reducir al individuo a su forma más elemental. </text:p>
        </text:list-item>
        <text:list-item>
          <text:p text:style-name="P1">El propósito del ensayo: describir al individuo como módulo operativo, como estado del proceso, como portador de memoria y como unidad mínima del cálculo vital. </text:p>
        </text:list-item>
      </text:list>
      <text:p text:style-name="Text_20_body">La introducción debe preparar al lector para una idea clave:</text:p>
      <text:p text:style-name="Quotations"><text:span text:style-name="Strong_20_Emphasis">Para entender la inteligencia de la vida, primero debemos entender la naturaleza del individuo.</text:span></text:p>
      <text:p text:style-name="Horizontal_20_Line"/>
      <text:h text:style-name="Heading_20_1" text:outline-level="1"><text:span text:style-name="Strong_20_Emphasis">2. Puntos principales que serán tratados</text:span></text:h>
      <text:p text:style-name="Text_20_body">Aquí listamos los temas que luego desarrollaremos en profundidad. Esta sección funciona como un mapa conceptual del ensayo.</text:p>
      <text:h text:style-name="Heading_20_2" text:outline-level="2"><text:soft-page-break/><text:span text:style-name="Strong_20_Emphasis">2.1. ¿Qué son los individuos?</text:span></text:h>
      <text:list xml:id="list2956448838" text:style-name="L2">
        <text:list-item>
          <text:p text:style-name="P4">Definición operativa del individuo como nodo, módulo, estado y unidad funcional. </text:p>
        </text:list-item>
        <text:list-item>
          <text:p text:style-name="P3">El individuo como abstracción mínima necesaria para que el sistema avance. </text:p>
        </text:list-item>
      </text:list>
      <text:h text:style-name="Heading_20_2" text:outline-level="2"><text:span text:style-name="Strong_20_Emphasis">2.2. ¿Por qué la vida crea individuos?</text:span></text:h>
      <text:list xml:id="list3774620913" text:style-name="L3">
        <text:list-item>
          <text:p text:style-name="P6">La necesidad de multiplicidad. </text:p>
        </text:list-item>
        <text:list-item>
          <text:p text:style-name="P6">La exploración distribuida del espacio de posibilidades. </text:p>
        </text:list-item>
        <text:list-item>
          <text:p text:style-name="P5">La separación de la complejidad en pasos triviales. </text:p>
        </text:list-item>
      </text:list>
      <text:h text:style-name="Heading_20_2" text:outline-level="2"><text:span text:style-name="Strong_20_Emphasis">2.3. ¿Cuál es la función de los individuos?</text:span></text:h>
      <text:list xml:id="list3237914066" text:style-name="L4">
        <text:list-item>
          <text:p text:style-name="P8">Ejecutar un paso elemental del cálculo. </text:p>
        </text:list-item>
        <text:list-item>
          <text:p text:style-name="P8">Expandir la frontera del proceso. </text:p>
        </text:list-item>
        <text:list-item>
          <text:p text:style-name="P8">Generar nuevos estados y nuevas ramas. </text:p>
        </text:list-item>
        <text:list-item>
          <text:p text:style-name="P7">Ser portadores de memoria heredada. </text:p>
        </text:list-item>
      </text:list>
      <text:h text:style-name="Heading_20_2" text:outline-level="2"><text:span text:style-name="Strong_20_Emphasis">2.4. Características principales de los individuos</text:span></text:h>
      <text:list xml:id="list396130222" text:style-name="L5">
        <text:list-item>
          <text:p text:style-name="P10">Singularidad: no hay dos iguales. </text:p>
        </text:list-item>
        <text:list-item>
          <text:p text:style-name="P10">No‑redundancia: cada uno realiza un trabajo único. </text:p>
        </text:list-item>
        <text:list-item>
          <text:p text:style-name="P10">Memoria fija: ADN como estado y como historia. </text:p>
        </text:list-item>
        <text:list-item>
          <text:p text:style-name="P10">Operación trivial: el individuo nunca enfrenta complejidad. </text:p>
        </text:list-item>
        <text:list-item>
          <text:p text:style-name="P10">Ciclo de vida: nacer, ejecutar, reproducirse, morir. </text:p>
        </text:list-item>
        <text:list-item>
          <text:p text:style-name="P10">Irrelevancia consciente: la inteligencia no reside en ellos. </text:p>
        </text:list-item>
        <text:list-item>
          <text:p text:style-name="P9">Dependencia estructural: no existen fuera del sistema. </text:p>
        </text:list-item>
      </text:list>
      <text:h text:style-name="Heading_20_2" text:outline-level="2"><text:span text:style-name="Strong_20_Emphasis">2.5. El individuo como componente del sistema</text:span></text:h>
      <text:list xml:id="list3619760744" text:style-name="L6">
        <text:list-item>
          <text:p text:style-name="P12">Elementos esenciales de su estructura: </text:p>
          <text:list>
            <text:list-item>
              <text:p text:style-name="P12">ADN (memoria) </text:p>
            </text:list-item>
            <text:list-item>
              <text:p text:style-name="P12">Método de reproducción (operación) </text:p>
            </text:list-item>
            <text:list-item>
              <text:p text:style-name="P12">Ciclo de vida (ejecución) </text:p>
            </text:list-item>
          </text:list>
        </text:list-item>
        <text:list-item>
          <text:p text:style-name="P12">Elementos esenciales de su funcionalidad: </text:p>
          <text:list>
            <text:list-item>
              <text:p text:style-name="P12">Transformación de estados </text:p>
            </text:list-item>
            <text:list-item>
              <text:p text:style-name="P12">Generación de futuros </text:p>
            </text:list-item>
            <text:list-item>
              <text:p text:style-name="P11">Expansión del cálculo </text:p>
            </text:list-item>
          </text:list>
        </text:list-item>
      </text:list>
      <text:h text:style-name="Heading_20_2" text:outline-level="2"><text:span text:style-name="Strong_20_Emphasis">2.6. El individuo como expresión del sistema</text:span></text:h>
      <text:list xml:id="list2062485590" text:style-name="L7">
        <text:list-item>
          <text:p text:style-name="P14">El individuo como parte y como instancia del todo. </text:p>
        </text:list-item>
        <text:list-item>
          <text:p text:style-name="P14">La falsa independencia: el individuo solo existe como transición. </text:p>
        </text:list-item>
        <text:list-item>
          <text:p text:style-name="P13">La relación entre individuo y sistema: fractalidad, continuidad, dependencia. </text:p>
        </text:list-item>
      </text:list>
      <text:h text:style-name="Heading_20_2" text:outline-level="2"><text:soft-page-break/><text:span text:style-name="Strong_20_Emphasis">2.7. La importancia del individuo en poblaciones grandes y pequeñas</text:span></text:h>
      <text:list xml:id="list3310551118" text:style-name="L8">
        <text:list-item>
          <text:p text:style-name="P16">Reemplazabilidad aparente. </text:p>
        </text:list-item>
        <text:list-item>
          <text:p text:style-name="P16">Criticidad real cuando la población disminuye. </text:p>
        </text:list-item>
        <text:list-item>
          <text:p text:style-name="P15">El individuo como eslabón indispensable. </text:p>
        </text:list-item>
      </text:list>
      <text:h text:style-name="Heading_20_2" text:outline-level="2"><text:span text:style-name="Strong_20_Emphasis">2.8. ¿Qué nos dice esto acerca de nosotros mismos?</text:span></text:h>
      <text:list xml:id="list1918408171" text:style-name="L9">
        <text:list-item>
          <text:p text:style-name="P18">Nuestra identidad como estados del proceso vital. </text:p>
        </text:list-item>
        <text:list-item>
          <text:p text:style-name="P18">Nuestra conciencia como fenómeno irrelevante para el cálculo evolutivo. </text:p>
        </text:list-item>
        <text:list-item>
          <text:p text:style-name="P18">Nuestra singularidad como condición necesaria del sistema. </text:p>
        </text:list-item>
        <text:list-item>
          <text:p text:style-name="P18">Nuestra dependencia del proceso mayor. </text:p>
        </text:list-item>
        <text:list-item>
          <text:p text:style-name="P17">La ilusión de independencia y la realidad de interconexión. </text:p>
        </text:list-item>
      </text:list>
      <text:h text:style-name="Heading_20_2" text:outline-level="2"><text:span text:style-name="Strong_20_Emphasis">2.9. Implicaciones filosóficas</text:span></text:h>
      <text:p text:style-name="Text_20_body">(Sección opcional, pero poderosa)</text:p>
      <text:list xml:id="list3717561961" text:style-name="L10">
        <text:list-item>
          <text:p text:style-name="P20">La vida como inteligencia distribuida. </text:p>
        </text:list-item>
        <text:list-item>
          <text:p text:style-name="P20">La desaparición del “diseñador externo”. </text:p>
        </text:list-item>
        <text:list-item>
          <text:p text:style-name="P20">La emergencia de la inteligencia sin mente central. </text:p>
        </text:list-item>
        <text:list-item>
          <text:p text:style-name="P19">El individuo como vehículo, no como fin. </text:p>
        </text:list-item>
      </text:list>
      <text:h text:style-name="Heading_20_2" text:outline-level="2"><text:span text:style-name="Strong_20_Emphasis">2.10. Conclusión</text:span></text:h>
      <text:list xml:id="list103045235" text:style-name="L11">
        <text:list-item>
          <text:p text:style-name="P22">Síntesis de lo aprendido. </text:p>
        </text:list-item>
        <text:list-item>
          <text:p text:style-name="P22">Relevancia del individuo para comprender la vida. </text:p>
        </text:list-item>
        <text:list-item>
          <text:p text:style-name="P22">Cómo este modelo revela la “inteligencia oculta”. </text:p>
        </text:list-item>
        <text:list-item>
          <text:p text:style-name="P21">Puente hacia futuros ensayos (conciencia, membranas, ecología, etc.). </text:p>
        </text:list-item>
      </text:list>
      <text:p text:style-name="Horizontal_20_Line"/>
      <text:h text:style-name="Heading_20_1" text:outline-level="1">⭐ <text:span text:style-name="Strong_20_Emphasis">Estructura final resumida</text:span></text:h>
      <text:list xml:id="list2842497543" text:style-name="L12">
        <text:list-item>
          <text:p text:style-name="P24">Introducción </text:p>
        </text:list-item>
        <text:list-item>
          <text:p text:style-name="P24">¿Qué son los individuos? </text:p>
        </text:list-item>
        <text:list-item>
          <text:p text:style-name="P24">¿Por qué la vida crea individuos? </text:p>
        </text:list-item>
        <text:list-item>
          <text:p text:style-name="P24">Función de los individuos </text:p>
        </text:list-item>
        <text:list-item>
          <text:p text:style-name="P24">Características principales </text:p>
        </text:list-item>
        <text:list-item>
          <text:p text:style-name="P24">El individuo como componente del sistema </text:p>
        </text:list-item>
        <text:list-item>
          <text:p text:style-name="P24">El individuo como expresión del sistema </text:p>
        </text:list-item>
        <text:list-item>
          <text:p text:style-name="P24">Reemplazabilidad aparente y criticidad real </text:p>
        </text:list-item>
        <text:list-item>
          <text:p text:style-name="P24">Qué nos dice esto acerca de nosotros mismos </text:p>
        </text:list-item>
        <text:list-item>
          <text:p text:style-name="P24"><text:soft-page-break/>Implicaciones filosóficas </text:p>
        </text:list-item>
        <text:list-item>
          <text:p text:style-name="P23">Conclusión </text:p>
        </text:list-item>
      </text:list>
      <text:p text:style-name="Horizontal_20_Line"/>
      <text:p text:style-name="Text_20_body">Si quieres, ahora podemos:</text:p>
      <text:list xml:id="list2945784860" text:style-name="L13">
        <text:list-item>
          <text:p text:style-name="P26">redactar la <text:span text:style-name="Strong_20_Emphasis">Introducción completa</text:span>, </text:p>
        </text:list-item>
        <text:list-item>
          <text:p text:style-name="P26">o empezar a desarrollar el primer punto, </text:p>
        </text:list-item>
        <text:list-item>
          <text:p text:style-name="P25">o ajustar la estructura antes de avanzar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4T13:58:13.136000000</meta:creation-date>
    <dc:date>2026-01-04T14:27:35.530000000</dc:date>
    <meta:editing-duration>PT19M12S</meta:editing-duration>
    <meta:editing-cycles>1</meta:editing-cycles>
    <meta:document-statistic meta:table-count="0" meta:image-count="0" meta:object-count="0" meta:page-count="4" meta:paragraph-count="86" meta:word-count="732" meta:character-count="4730" meta:non-whitespace-character-count="4084"/>
    <meta:generator>LibreOffice/7.3.5.2$Windows_X86_64 LibreOffice_project/184fe81b8c8c30d8b5082578aee2fed2ea847c01</meta:generator>
  </office:meta>
</office:document-meta>
</file>